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1" style:family="table-row">
      <style:table-row-properties style:min-row-height="0.5625in"/>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1" style:family="table-row">
      <style:table-row-properties style:min-row-height="0.5in"/>
    </style:style>
    <style:style style:name="Table3.A1" style:family="table-cell">
      <style:table-cell-properties style:writing-mode="page"/>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1" style:family="table-row">
      <style:table-row-properties style:min-row-height="0.4375in"/>
    </style:style>
    <style:style style:name="Table4.A1" style:family="table-cell">
      <style:table-cell-properties style:writing-mode="pag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1" style:family="table-row">
      <style:table-row-properties style:min-row-height="0.4375in"/>
    </style:style>
    <style:style style:name="Table5.A1" style:family="table-cell">
      <style:table-cell-properties style:writing-mode="page"/>
    </style:style>
    <style:style style:name="Table21" style:family="table">
      <style:table-properties style:width="6.875in" fo:margin-left="0.0563in" table:align="left"/>
    </style:style>
    <style:style style:name="Table21.A" style:family="table-column">
      <style:table-column-properties style:column-width="6.875in"/>
    </style:style>
    <style:style style:name="Table21.1" style:family="table-row">
      <style:table-row-properties style:min-row-height="0.4375in"/>
    </style:style>
    <style:style style:name="Table21.A1" style:family="table-cell">
      <style:table-cell-properties style:writing-mode="page"/>
    </style:style>
    <style:style style:name="Table8" style:family="table">
      <style:table-properties style:width="6.875in" fo:margin-left="0.0563in" table:align="left"/>
    </style:style>
    <style:style style:name="Table8.A" style:family="table-column">
      <style:table-column-properties style:column-width="6.875in"/>
    </style:style>
    <style:style style:name="Table8.1" style:family="table-row">
      <style:table-row-properties style:min-row-height="0.4375in"/>
    </style:style>
    <style:style style:name="Table8.A1" style:family="table-cell">
      <style:table-cell-properties style:writing-mode="page"/>
    </style:style>
    <style:style style:name="Table7" style:family="table">
      <style:table-properties style:width="6.875in" fo:margin-left="0.0563in" table:align="left"/>
    </style:style>
    <style:style style:name="Table7.A" style:family="table-column">
      <style:table-column-properties style:column-width="6.875in"/>
    </style:style>
    <style:style style:name="Table7.1" style:family="table-row">
      <style:table-row-properties style:min-row-height="0.4375in"/>
    </style:style>
    <style:style style:name="Table7.A1" style:family="table-cell">
      <style:table-cell-properties style:writing-mode="page"/>
    </style:style>
    <style:style style:name="Table9" style:family="table">
      <style:table-properties style:width="6.875in" fo:margin-left="0.0563in" table:align="left"/>
    </style:style>
    <style:style style:name="Table9.A" style:family="table-column">
      <style:table-column-properties style:column-width="6.875in"/>
    </style:style>
    <style:style style:name="Table9.1" style:family="table-row">
      <style:table-row-properties style:min-row-height="0.4375in"/>
    </style:style>
    <style:style style:name="Table9.A1" style:family="table-cell">
      <style:table-cell-properties style:writing-mode="page"/>
    </style:style>
    <style:style style:name="Table10" style:family="table">
      <style:table-properties style:width="6.875in" fo:margin-left="0.0563in" table:align="left"/>
    </style:style>
    <style:style style:name="Table10.A" style:family="table-column">
      <style:table-column-properties style:column-width="6.875in"/>
    </style:style>
    <style:style style:name="Table10.1" style:family="table-row">
      <style:table-row-properties style:min-row-height="0.4375in"/>
    </style:style>
    <style:style style:name="Table10.A1" style:family="table-cell">
      <style:table-cell-properties style:writing-mode="page"/>
    </style:style>
    <style:style style:name="Table11" style:family="table">
      <style:table-properties style:width="6.875in" fo:margin-left="0.0563in" table:align="left"/>
    </style:style>
    <style:style style:name="Table11.A" style:family="table-column">
      <style:table-column-properties style:column-width="6.875in"/>
    </style:style>
    <style:style style:name="Table11.1" style:family="table-row">
      <style:table-row-properties style:min-row-height="0.4375in"/>
    </style:style>
    <style:style style:name="Table11.A1" style:family="table-cell">
      <style:table-cell-properties style:writing-mode="page"/>
    </style:style>
    <style:style style:name="Table12" style:family="table">
      <style:table-properties style:width="6.875in" fo:margin-left="0.0563in" table:align="left"/>
    </style:style>
    <style:style style:name="Table12.A" style:family="table-column">
      <style:table-column-properties style:column-width="6.875in"/>
    </style:style>
    <style:style style:name="Table12.1" style:family="table-row">
      <style:table-row-properties style:min-row-height="0.4375in"/>
    </style:style>
    <style:style style:name="Table12.A1" style:family="table-cell">
      <style:table-cell-properties style:writing-mode="page"/>
    </style:style>
    <style:style style:name="Table13" style:family="table">
      <style:table-properties style:width="6.875in" fo:margin-left="0.0563in" table:align="left"/>
    </style:style>
    <style:style style:name="Table13.A" style:family="table-column">
      <style:table-column-properties style:column-width="6.875in"/>
    </style:style>
    <style:style style:name="Table13.1" style:family="table-row">
      <style:table-row-properties style:min-row-height="0.4375in"/>
    </style:style>
    <style:style style:name="Table13.A1" style:family="table-cell">
      <style:table-cell-properties style:writing-mode="page"/>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style:writing-mode="page"/>
    </style:style>
    <style:style style:name="Table14.2" style:family="table-row">
      <style:table-row-properties style:min-row-height="0.4292in"/>
    </style:style>
    <style:style style:name="Table15" style:family="table">
      <style:table-properties style:width="6.875in" fo:margin-left="0.0563in" table:align="left"/>
    </style:style>
    <style:style style:name="Table15.A" style:family="table-column">
      <style:table-column-properties style:column-width="6.875in"/>
    </style:style>
    <style:style style:name="Table15.1" style:family="table-row">
      <style:table-row-properties style:min-row-height="0.4375in"/>
    </style:style>
    <style:style style:name="Table15.A1" style:family="table-cell">
      <style:table-cell-properties style:writing-mode="page"/>
    </style:style>
    <style:style style:name="Table16" style:family="table">
      <style:table-properties style:width="6.875in" fo:margin-left="0.0563in" table:align="left"/>
    </style:style>
    <style:style style:name="Table16.A" style:family="table-column">
      <style:table-column-properties style:column-width="6.875in"/>
    </style:style>
    <style:style style:name="Table16.1" style:family="table-row">
      <style:table-row-properties style:min-row-height="0.4375in"/>
    </style:style>
    <style:style style:name="Table16.A1" style:family="table-cell">
      <style:table-cell-properties style:writing-mode="page"/>
    </style:style>
    <style:style style:name="Table17" style:family="table">
      <style:table-properties style:width="6.875in" fo:margin-left="0.0563in" table:align="left"/>
    </style:style>
    <style:style style:name="Table17.A" style:family="table-column">
      <style:table-column-properties style:column-width="6.875in"/>
    </style:style>
    <style:style style:name="Table17.1" style:family="table-row">
      <style:table-row-properties style:min-row-height="0.4375in"/>
    </style:style>
    <style:style style:name="Table17.A1" style:family="table-cell">
      <style:table-cell-properties style:writing-mode="page"/>
    </style:style>
    <style:style style:name="Table18" style:family="table">
      <style:table-properties style:width="6.875in" fo:margin-left="0.0563in" table:align="left"/>
    </style:style>
    <style:style style:name="Table18.A" style:family="table-column">
      <style:table-column-properties style:column-width="6.875in"/>
    </style:style>
    <style:style style:name="Table18.1" style:family="table-row">
      <style:table-row-properties style:min-row-height="0.4375in"/>
    </style:style>
    <style:style style:name="Table18.A1" style:family="table-cell">
      <style:table-cell-properties style:writing-mode="page"/>
    </style:style>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9557f" officeooo:paragraph-rsid="0019557f" style:font-weight-asian="bold" style:font-weight-complex="bold"/>
    </style:style>
    <style:style style:name="P5" style:family="paragraph" style:parent-style-name="Standard">
      <style:text-properties fo:font-style="italic" officeooo:rsid="001f52e1" officeooo:paragraph-rsid="001f52e1" style:font-style-asian="italic" style:font-style-complex="italic"/>
    </style:style>
    <style:style style:name="P6" style:family="paragraph" style:parent-style-name="Standard">
      <style:paragraph-properties fo:text-align="center" style:justify-single-word="false"/>
      <style:text-properties fo:font-style="italic" officeooo:rsid="0022b7fd" officeooo:paragraph-rsid="0022b7fd" style:font-style-asian="italic" style:font-style-complex="italic"/>
    </style:style>
    <style:style style:name="P7" style:family="paragraph" style:parent-style-name="Standard">
      <style:text-properties officeooo:rsid="0017eab1" officeooo:paragraph-rsid="0017eab1"/>
    </style:style>
    <style:style style:name="P8" style:family="paragraph" style:parent-style-name="Standard">
      <style:text-properties fo:font-style="normal" officeooo:rsid="0017eab1" style:font-style-asian="normal" style:font-style-complex="normal"/>
    </style:style>
    <style:style style:name="P9" style:family="paragraph" style:parent-style-name="Standard">
      <style:text-properties fo:font-style="normal" officeooo:rsid="0017eab1" officeooo:paragraph-rsid="0017eab1" style:font-style-asian="normal" style:font-style-complex="normal"/>
    </style:style>
    <style:style style:name="P10" style:family="paragraph" style:parent-style-name="Standard">
      <style:text-properties fo:font-style="normal" officeooo:rsid="0017eab1" officeooo:paragraph-rsid="0019557f" style:font-style-asian="normal" style:font-style-complex="normal"/>
    </style:style>
    <style:style style:name="P11" style:family="paragraph" style:parent-style-name="Standard">
      <style:text-properties fo:font-style="normal" officeooo:rsid="0017eab1" officeooo:paragraph-rsid="001d55ae" style:font-style-asian="normal" style:font-style-complex="normal"/>
    </style:style>
    <style:style style:name="P12" style:family="paragraph" style:parent-style-name="Standard">
      <style:text-properties fo:font-style="normal" officeooo:rsid="0017eab1" officeooo:paragraph-rsid="001f3b21" style:font-style-asian="normal" style:font-style-complex="normal"/>
    </style:style>
    <style:style style:name="P13" style:family="paragraph" style:parent-style-name="Standard">
      <style:text-properties fo:font-style="normal" officeooo:rsid="0017eab1" officeooo:paragraph-rsid="001f52e1" style:font-style-asian="normal" style:font-style-complex="normal"/>
    </style:style>
    <style:style style:name="P14" style:family="paragraph" style:parent-style-name="Standard">
      <style:text-properties fo:font-style="normal" officeooo:rsid="0017eab1" officeooo:paragraph-rsid="001c3854" style:font-style-asian="normal" style:font-style-complex="normal"/>
    </style:style>
    <style:style style:name="P15" style:family="paragraph" style:parent-style-name="Standard">
      <style:text-properties fo:font-style="normal" officeooo:rsid="0017eab1" officeooo:paragraph-rsid="00233fd1" style:font-style-asian="normal" style:font-style-complex="normal"/>
    </style:style>
    <style:style style:name="P16" style:family="paragraph" style:parent-style-name="Standard">
      <style:text-properties fo:font-style="normal" officeooo:rsid="0017eab1" officeooo:paragraph-rsid="00164757" style:font-style-asian="normal" style:font-style-complex="normal"/>
    </style:style>
    <style:style style:name="P17" style:family="paragraph" style:parent-style-name="Standard">
      <style:text-properties fo:font-style="normal" officeooo:rsid="001d55ae" officeooo:paragraph-rsid="001d55ae" style:font-style-asian="normal" style:font-style-complex="normal"/>
    </style:style>
    <style:style style:name="P18" style:family="paragraph" style:parent-style-name="Standard">
      <style:text-properties fo:font-style="normal" officeooo:rsid="00233fd1" officeooo:paragraph-rsid="00233fd1" style:font-style-asian="normal" style:font-style-complex="normal"/>
    </style:style>
    <style:style style:name="P19" style:family="paragraph" style:parent-style-name="Standard">
      <style:text-properties fo:font-style="normal" officeooo:rsid="001c3854" officeooo:paragraph-rsid="00247f9e" style:font-style-asian="normal" style:font-style-complex="normal"/>
    </style:style>
    <style:style style:name="P20" style:family="paragraph" style:parent-style-name="Standard">
      <style:text-properties fo:font-style="normal" officeooo:rsid="001f3b21" officeooo:paragraph-rsid="001d55ae" style:font-style-asian="normal" style:font-style-complex="normal"/>
    </style:style>
    <style:style style:name="P21" style:family="paragraph" style:parent-style-name="Standard">
      <style:text-properties fo:font-style="normal" officeooo:rsid="001f3b21" officeooo:paragraph-rsid="001f3b21" style:font-style-asian="normal" style:font-style-complex="normal"/>
    </style:style>
    <style:style style:name="P22" style:family="paragraph" style:parent-style-name="Standard">
      <style:text-properties fo:font-style="normal" officeooo:rsid="001f52e1" officeooo:paragraph-rsid="001f52e1" style:font-style-asian="normal" style:font-style-complex="normal"/>
    </style:style>
    <style:style style:name="P23" style:family="paragraph" style:parent-style-name="Standard">
      <style:text-properties fo:font-style="normal" officeooo:rsid="001f7355" officeooo:paragraph-rsid="001f7355" style:font-style-asian="normal" style:font-style-complex="normal"/>
    </style:style>
    <style:style style:name="P24" style:family="paragraph" style:parent-style-name="Standard">
      <style:text-properties officeooo:paragraph-rsid="0017eab1"/>
    </style:style>
    <style:style style:name="P25" style:family="paragraph" style:parent-style-name="Standard">
      <style:text-properties style:text-underline-style="none" fo:font-weight="normal" officeooo:rsid="0019557f" officeooo:paragraph-rsid="0019557f" style:font-weight-asian="normal" style:font-weight-complex="normal"/>
    </style:style>
    <style:style style:name="P26" style:family="paragraph" style:parent-style-name="Standard">
      <style:text-properties style:text-underline-style="none" fo:font-weight="normal" officeooo:rsid="001a4fe6" officeooo:paragraph-rsid="001a4fe6" style:font-weight-asian="normal" style:font-weight-complex="normal"/>
    </style:style>
    <style:style style:name="P27" style:family="paragraph" style:parent-style-name="Standard">
      <style:text-properties officeooo:paragraph-rsid="001a4fe6"/>
    </style:style>
    <style:style style:name="P28" style:family="paragraph" style:parent-style-name="Standard">
      <style:text-properties officeooo:rsid="001c3854" officeooo:paragraph-rsid="001c3854"/>
    </style:style>
    <style:style style:name="P29" style:family="paragraph" style:parent-style-name="Standard">
      <style:text-properties officeooo:rsid="001c3854" officeooo:paragraph-rsid="00247f9e"/>
    </style:style>
    <style:style style:name="P30" style:family="paragraph" style:parent-style-name="Standard">
      <style:text-properties officeooo:rsid="001c3854" officeooo:paragraph-rsid="00233fd1"/>
    </style:style>
    <style:style style:name="P31" style:family="paragraph" style:parent-style-name="Standard">
      <style:text-properties officeooo:rsid="001d55ae" officeooo:paragraph-rsid="001d55ae"/>
    </style:style>
    <style:style style:name="P32" style:family="paragraph" style:parent-style-name="Standard">
      <style:text-properties officeooo:paragraph-rsid="001d55ae"/>
    </style:style>
    <style:style style:name="P33" style:family="paragraph" style:parent-style-name="Standard">
      <style:text-properties officeooo:paragraph-rsid="001f3b21"/>
    </style:style>
    <style:style style:name="P34" style:family="paragraph" style:parent-style-name="Standard">
      <style:text-properties officeooo:paragraph-rsid="001f52e1"/>
    </style:style>
    <style:style style:name="P35" style:family="paragraph" style:parent-style-name="Standard">
      <style:text-properties officeooo:paragraph-rsid="001f7355"/>
    </style:style>
    <style:style style:name="P36" style:family="paragraph" style:parent-style-name="Standard">
      <style:text-properties officeooo:paragraph-rsid="0020ce78"/>
    </style:style>
    <style:style style:name="P37" style:family="paragraph" style:parent-style-name="Standard">
      <style:text-properties officeooo:rsid="0020ce78" officeooo:paragraph-rsid="0020ce78"/>
    </style:style>
    <style:style style:name="P38" style:family="paragraph" style:parent-style-name="Standard">
      <style:text-properties officeooo:paragraph-rsid="00218c70"/>
    </style:style>
    <style:style style:name="P39" style:family="paragraph" style:parent-style-name="Standard">
      <style:text-properties officeooo:paragraph-rsid="0022b7fd"/>
    </style:style>
    <style:style style:name="P40" style:family="paragraph" style:parent-style-name="Standard">
      <style:text-properties officeooo:paragraph-rsid="00233fd1"/>
    </style:style>
    <style:style style:name="P41" style:family="paragraph" style:parent-style-name="Standard">
      <style:text-properties officeooo:paragraph-rsid="00247f9e"/>
    </style:style>
    <style:style style:name="P42" style:family="paragraph" style:parent-style-name="Table_20_Contents">
      <style:text-properties officeooo:rsid="0017eab1" officeooo:paragraph-rsid="0017eab1"/>
    </style:style>
    <style:style style:name="P43" style:family="paragraph" style:parent-style-name="Table_20_Contents">
      <style:text-properties officeooo:paragraph-rsid="0019557f"/>
    </style:style>
    <style:style style:name="P44" style:family="paragraph" style:parent-style-name="Table_20_Contents">
      <style:text-properties officeooo:paragraph-rsid="001d55ae"/>
    </style:style>
    <style:style style:name="P45" style:family="paragraph" style:parent-style-name="Table_20_Contents">
      <style:text-properties officeooo:paragraph-rsid="001f3b21"/>
    </style:style>
    <style:style style:name="P46" style:family="paragraph" style:parent-style-name="Table_20_Contents">
      <style:text-properties officeooo:paragraph-rsid="001f52e1"/>
    </style:style>
    <style:style style:name="P47" style:family="paragraph" style:parent-style-name="Table_20_Contents">
      <style:paragraph-properties fo:text-align="center" style:justify-single-word="false"/>
      <style:text-properties officeooo:rsid="001f52e1" officeooo:paragraph-rsid="001f52e1"/>
    </style:style>
    <style:style style:name="P48" style:family="paragraph" style:parent-style-name="Table_20_Contents">
      <style:paragraph-properties fo:text-align="center" style:justify-single-word="false"/>
    </style:style>
    <style:style style:name="P49" style:family="paragraph" style:parent-style-name="Table_20_Contents">
      <style:text-properties officeooo:paragraph-rsid="0020ce78"/>
    </style:style>
    <style:style style:name="P50" style:family="paragraph" style:parent-style-name="Table_20_Contents">
      <style:text-properties officeooo:paragraph-rsid="00218c70"/>
    </style:style>
    <style:style style:name="P51" style:family="paragraph" style:parent-style-name="Table_20_Contents">
      <style:text-properties officeooo:paragraph-rsid="0022b7fd"/>
    </style:style>
    <style:style style:name="P52" style:family="paragraph" style:parent-style-name="Table_20_Contents">
      <style:text-properties officeooo:paragraph-rsid="00233fd1"/>
    </style:style>
    <style:style style:name="P53" style:family="paragraph" style:parent-style-name="Table_20_Contents">
      <style:text-properties fo:font-weight="bold" officeooo:rsid="00247f9e" officeooo:paragraph-rsid="00247f9e" style:font-weight-asian="bold" style:font-weight-complex="bold"/>
    </style:style>
    <style:style style:name="P54" style:family="paragraph" style:parent-style-name="Table_20_Contents">
      <style:paragraph-properties fo:text-align="center" style:justify-single-word="false"/>
      <style:text-properties fo:font-weight="bold" officeooo:rsid="00247f9e" officeooo:paragraph-rsid="00247f9e" style:font-weight-asian="bold" style:font-weight-complex="bold"/>
    </style:style>
    <style:style style:name="P55" style:family="paragraph" style:parent-style-name="Table_20_Contents">
      <style:paragraph-properties fo:text-align="center" style:justify-single-word="false"/>
      <style:text-properties fo:font-weight="bold" style:font-weight-asian="bold" style:font-weight-complex="bold"/>
    </style:style>
    <style:style style:name="P56" style:family="paragraph" style:parent-style-name="Text_20_body">
      <style:paragraph-properties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4dbe2" officeooo:paragraph-rsid="0014dbe2" style:text-blinking="false" style:font-size-asian="12pt" style:font-style-asian="normal" style:font-weight-asian="normal"/>
    </style:style>
    <style:style style:name="P57" style:family="paragraph" style:parent-style-name="Text_20_body">
      <style:paragraph-properties fo:text-align="center" style:justify-single-word="false" style:writing-mode="lr-tb"/>
      <style:text-properties officeooo:paragraph-rsid="00164757"/>
    </style:style>
    <style:style style:name="P58" style:family="paragraph" style:parent-style-name="Text_20_body">
      <style:paragraph-properties fo:margin-top="0in" fo:margin-bottom="0.0972in" loext:contextual-spacing="false" fo:line-height="115%"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14dbe2" style:text-blinking="false" style:font-size-asian="12pt" style:font-style-asian="normal" style:font-weight-asian="normal" style:font-weight-complex="bold"/>
    </style:style>
    <style:style style:name="P59" style:family="paragraph" style:parent-style-name="Standard" style:list-style-name="L1">
      <style:text-properties officeooo:rsid="001c3854" officeooo:paragraph-rsid="00247f9e"/>
    </style:style>
    <style:style style:name="P60" style:family="paragraph" style:parent-style-name="Standard">
      <style:text-properties officeooo:paragraph-rsid="0017eab1"/>
    </style:style>
    <style:style style:name="P61" style:family="paragraph" style:parent-style-name="Standard">
      <style:text-properties fo:font-style="italic" officeooo:rsid="00247f9e" officeooo:paragraph-rsid="0022b7fd" style:font-style-asian="italic" style:font-style-complex="italic"/>
    </style:style>
    <style:style style:name="T1" style:family="text">
      <style:text-properties fo:font-variant="normal" fo:text-transform="none" fo:color="#000000" style:text-line-through-style="none" style:text-line-through-type="none" style:font-name="Arial" fo:font-size="12pt" fo:font-style="normal" style:text-underline-style="none" fo:font-weight="normal" officeooo:rsid="00164757" style:text-blinking="false" style:font-size-asian="12pt" style:font-style-asian="normal" style:font-weight-asian="normal"/>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officeooo:rsid="0025c507" style:text-blinking="false" style:font-size-asian="12pt" style:font-style-asian="normal" style:font-weight-asian="normal"/>
    </style:style>
    <style:style style:name="T3" style:family="text">
      <style:text-properties officeooo:rsid="0014dbe2"/>
    </style:style>
    <style:style style:name="T4" style:family="text">
      <style:text-properties officeooo:rsid="00164757"/>
    </style:style>
    <style:style style:name="T5" style:family="text">
      <style:text-properties fo:font-style="italic" style:font-style-asian="italic" style:font-style-complex="italic"/>
    </style:style>
    <style:style style:name="T6" style:family="text">
      <style:text-properties fo:font-style="italic" officeooo:rsid="001d55ae" style:font-style-asian="italic" style:font-style-complex="italic"/>
    </style:style>
    <style:style style:name="T7" style:family="text">
      <style:text-properties fo:font-style="italic" officeooo:rsid="0020ce78" style:font-style-asian="italic" style:font-style-complex="italic"/>
    </style:style>
    <style:style style:name="T8" style:family="text">
      <style:text-properties fo:font-style="italic" officeooo:rsid="00233fd1" style:font-style-asian="italic" style:font-style-complex="italic"/>
    </style:style>
    <style:style style:name="T9" style:family="text">
      <style:text-properties fo:font-style="italic" officeooo:rsid="00247f9e"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7eab1" style:font-style-asian="normal" style:font-style-complex="normal"/>
    </style:style>
    <style:style style:name="T12" style:family="text">
      <style:text-properties fo:font-style="normal" officeooo:rsid="001d55ae" style:font-style-asian="normal" style:font-style-complex="normal"/>
    </style:style>
    <style:style style:name="T13" style:family="text">
      <style:text-properties fo:font-style="normal" officeooo:rsid="001f3b21" style:font-style-asian="normal" style:font-style-complex="normal"/>
    </style:style>
    <style:style style:name="T14" style:family="text">
      <style:text-properties fo:font-style="normal" officeooo:rsid="0020ce78" style:font-style-asian="normal" style:font-style-complex="normal"/>
    </style:style>
    <style:style style:name="T15" style:family="text">
      <style:text-properties fo:font-style="normal" officeooo:rsid="00218c70" style:font-style-asian="normal" style:font-style-complex="normal"/>
    </style:style>
    <style:style style:name="T16" style:family="text">
      <style:text-properties fo:font-style="normal" officeooo:rsid="00233fd1" style:font-style-asian="normal" style:font-style-complex="normal"/>
    </style:style>
    <style:style style:name="T17" style:family="text">
      <style:text-properties fo:font-style="normal" officeooo:rsid="00247f9e" style:font-style-asian="normal" style:font-style-complex="normal"/>
    </style:style>
    <style:style style:name="T18" style:family="text">
      <style:text-properties fo:font-style="normal" officeooo:rsid="0025c507" style:font-style-asian="normal" style:font-style-complex="normal"/>
    </style:style>
    <style:style style:name="T19" style:family="text">
      <style:text-properties fo:font-style="normal" officeooo:rsid="00264ef6" style:font-style-asian="normal" style:font-style-complex="normal"/>
    </style:style>
    <style:style style:name="T20" style:family="text">
      <style:text-properties officeooo:rsid="0019557f"/>
    </style:style>
    <style:style style:name="T21" style:family="text">
      <style:text-properties officeooo:rsid="001a4fe6"/>
    </style:style>
    <style:style style:name="T22" style:family="text">
      <style:text-properties officeooo:rsid="001c3854"/>
    </style:style>
    <style:style style:name="T23" style:family="text">
      <style:text-properties officeooo:rsid="001d55ae"/>
    </style:style>
    <style:style style:name="T24" style:family="text">
      <style:text-properties officeooo:rsid="001f3b21"/>
    </style:style>
    <style:style style:name="T25" style:family="text">
      <style:text-properties fo:font-weight="bold" style:font-weight-asian="bold" style:font-weight-complex="bold"/>
    </style:style>
    <style:style style:name="T26" style:family="text">
      <style:text-properties fo:font-weight="bold" officeooo:rsid="001f3b21" style:font-weight-asian="bold" style:font-weight-complex="bold"/>
    </style:style>
    <style:style style:name="T27" style:family="text">
      <style:text-properties officeooo:rsid="001f52e1"/>
    </style:style>
    <style:style style:name="T28" style:family="text">
      <style:text-properties officeooo:rsid="001f7355"/>
    </style:style>
    <style:style style:name="T29" style:family="text">
      <style:text-properties officeooo:rsid="0020ce78"/>
    </style:style>
    <style:style style:name="T30" style:family="text">
      <style:text-properties officeooo:rsid="00218c70"/>
    </style:style>
    <style:style style:name="T31" style:family="text">
      <style:text-properties officeooo:rsid="0022b7fd"/>
    </style:style>
    <style:style style:name="T32" style:family="text">
      <style:text-properties officeooo:rsid="00233fd1"/>
    </style:style>
    <style:style style:name="T33" style:family="text">
      <style:text-properties officeooo:rsid="00247f9e"/>
    </style:style>
    <style:style style:name="T34" style:family="text">
      <style:text-properties officeooo:rsid="0025c507"/>
    </style:style>
    <style:style style:name="T35" style:family="text">
      <style:text-properties officeooo:rsid="00264ef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AST101: Our Place in the Univ<text:span text:style-name="T34">e</text:span>rse</text:p>
      <text:p text:style-name="P56">Lab 1: Stellarium and the Celestial Sphere</text:p>
      <text:p text:style-name="P57"><text:span text:style-name="T1">Version for </text:span><text:span text:style-name="T2">Online Class</text:span></text:p>
      <text:p text:style-name="P58"/>
      <text:p text:style-name="P1"/>
      <text:p text:style-name="Standard"><text:span text:style-name="T3">Here </text:span>we’ll use <text:span text:style-name="T3">Stellarium</text:span> to take a good look at the basic motions of the sky, and see how the <text:span text:style-name="T3">c</text:span>elestial <text:span text:style-name="T3">s</text:span>phere model developed. We’ll also take an early look at the motion of perhaps the most important object in the entire sky: the Sun! </text:p>
      <text:p text:style-name="Standard"/>
      <text:p text:style-name="P3">Materials</text:p>
      <text:p text:style-name="P3"/>
      <text:p text:style-name="Standard">This lab makes extensive use of Stellarium. <text:span text:style-name="T3">If you haven’t downloaded it already, you can use the web version at </text:span><text:a xlink:type="simple" xlink:href="https://stellarium-web.org/" text:style-name="Internet_20_link" text:visited-style-name="Visited_20_Internet_20_Link"><text:span text:style-name="T3">https://stellarium-web.org</text:span></text:a><text:span text:style-name="T3">, </text:span><text:span text:style-name="T31">but someone in your group will need access to the standalone version</text:span><text:span text:style-name="T3">. </text:span>Remember, you’r<text:span text:style-name="T4">e supposed to be working in groups; as a last resort, you can share screens </text:span><text:span text:style-name="T32">over </text:span><text:span text:style-name="T34">Zoom.</text:span></text:p>
      <text:p text:style-name="Standard"/>
      <text:p text:style-name="Standard"/>
      <text:p text:style-name="P3"><text:span text:style-name="T24">Part 1: </text:span><text:span text:style-name="T4">A</text:span> First Look at the Celestial Sphere</text:p>
      <text:p text:style-name="Standard"/>
      <text:p text:style-name="Standard">Today, we take it for granted that the Earth moves around the Sun, and that the Earth spins on its</text:p>
      <text:p text:style-name="Standard">axis, creating the apparent motion of the night sky. In short, the Earth does most of the moving.</text:p>
      <text:p text:style-name="Standard">But that wasn’t obvious to ancient astronomers. The early Greeks thought that <text:span text:style-name="T4">all objects in the sky were attached to a physical celestial sphere</text:span> that spun around the Earth.</text:p>
      <text:p text:style-name="Standard"/>
      <text:p text:style-name="Standard">The apparent motion of the celestial objects was due mostly to the sphere spinning, as well as the</text:p>
      <text:p text:style-name="Standard">ability for some objects like the Sun to move along the sphere.</text:p>
      <text:p text:style-name="Standard"/>
      <text:p text:style-name="P7">However, we know that the apprarent motion of the night sky is really because the observer’s perspective is rotating – attached to the spinning Earth. To model this, we’re going to use the ability of smartphones to show everyone how the world looks from a changing perspective.</text:p>
      <text:p text:style-name="Standard"/>
      <text:p text:style-name="P18">This lab will be easiest if everyone pretends that the direction they are facing toward their laptop is “North”. If you are able to move your computer so that you really are facing north, all the better!</text:p>
      <text:p text:style-name="P16"/>
      <text:p text:style-name="P24"><text:span text:style-name="T18">Some or all of the people in your group should connect to Zoom</text:span><text:span text:style-name="T11"> </text:span><text:span text:style-name="T16">with their smartphone as well as their computer.</text:span><text:span text:style-name="T11"> Turn your microphone </text:span><text:span text:style-name="T16">and speaker</text:span><text:span text:style-name="T11"> off </text:span><text:span text:style-name="T16">on your smartphone to eliminate feedback.</text:span><text:span text:style-name="T11"> </text:span><text:span text:style-name="T16">They should stand in front of their laptop, so everyone can see </text:span><text:span text:style-name="T8">two different</text:span><text:span text:style-name="T16"> views: one view of the person holding the phone, and the other view through the phone’s camera.</text:span></text:p>
      <text:p text:style-name="P9"/>
      <text:p text:style-name="P9">First, th<text:span text:style-name="T32">ey</text:span> should point their camera at some stationary object they can see – this is similar to Polaris. They should slowly rotate their camera clockwise.</text:p>
      <text:p text:style-name="P9"/>
      <text:p text:style-name="P24"><text:span text:style-name="T11">The rest of the group should discuss what they see “through” </text:span><text:span text:style-name="T16">their phone</text:span><text:span text:style-name="T11">.</text:span></text:p>
      <text:p text:style-name="P9"/>
      <table:table table:name="Table2" table:style-name="Table2">
        <table:table-column table:style-name="Table2.A"/>
        <text:soft-page-break/>
        <table:table-row table:style-name="Table2.1">
          <table:table-cell table:style-name="Table2.A1" office:value-type="string">
            <text:p text:style-name="P42"/>
          </table:table-cell>
        </table:table-row>
      </table:table>
      <text:p text:style-name="P9"/>
      <text:p text:style-name="P9">Explain how a <text:span text:style-name="T5">clockwise</text:span> rotation of the observer’s camera produced this motion:</text:p>
      <text:p text:style-name="P9"/>
      <table:table table:name="Table3" table:style-name="Table3">
        <table:table-column table:style-name="Table3.A"/>
        <table:table-row table:style-name="Table3.1">
          <table:table-cell table:style-name="Table3.A1" office:value-type="string">
            <text:p text:style-name="P42"/>
          </table:table-cell>
        </table:table-row>
      </table:table>
      <text:p text:style-name="P9"/>
      <text:p text:style-name="P9"/>
      <text:p text:style-name="P9"><text:span text:style-name="T32">Then, i</text:span>nstead of pointing the camera directly at “Polaris”, they should instead hold their camera horizontally in front of their chest. <text:span text:style-name="T32">(If you want, you can trade roles, so a different person is holding the cellphone.) </text:span>The Earth rotates west to east. So that person should slowly spin in place, moving west to east.</text:p>
      <text:p text:style-name="P9"/>
      <text:p text:style-name="P9"/>
      <text:p text:style-name="P9">The rest of the group should again discuss what they see. Record that here. </text:p>
      <text:p text:style-name="P9"/>
      <table:table table:name="Table4" table:style-name="Table4">
        <table:table-column table:style-name="Table4.A"/>
        <table:table-row table:style-name="Table4.1">
          <table:table-cell table:style-name="Table4.A1" office:value-type="string">
            <text:p text:style-name="Table_20_Contents"/>
          </table:table-cell>
        </table:table-row>
      </table:table>
      <text:p text:style-name="P9"/>
      <text:p text:style-name="P9"/>
      <text:p text:style-name="P9"/>
      <text:p text:style-name="P10">Does the world around you appear to be moving west to east, or east to west? Explain how th<text:span text:style-name="T20">e west-to-east motion of the observer produced the motion that you see on your screen.</text:span></text:p>
      <text:p text:style-name="P10"/>
      <table:table table:name="Table5" table:style-name="Table5">
        <table:table-column table:style-name="Table5.A"/>
        <table:table-row table:style-name="Table5.1">
          <table:table-cell table:style-name="Table5.A1" office:value-type="string">
            <text:p text:style-name="P43"/>
          </table:table-cell>
        </table:table-row>
      </table:table>
      <text:p text:style-name="P10"/>
      <text:p text:style-name="P10"/>
      <text:p text:style-name="P9"/>
      <text:p text:style-name="P9"/>
      <text:p text:style-name="P4"><text:span text:style-name="T24">Part 2: </text:span>Getting Acquainted with Stellarium</text:p>
      <text:p text:style-name="P4"/>
      <text:p text:style-name="P25">Ideally, you will have the “standalone” version of Stellarium on your computer. It has features that the web version doesn’t, and that will be helpful to you.</text:p>
      <text:p text:style-name="P25"/>
      <text:p text:style-name="P26">This set of exercises will get you familiar with Stellarium and with the connection between what you see on the screen and the motions of things in the real sky.</text:p>
      <text:p text:style-name="P26"/>
      <text:p text:style-name="P40"><text:span text:style-name="T32">One person who has the desktop version of Stellarium should launch it and share their screen with the group.</text:span> <text:span text:style-name="T32">That person’s job will be to operate the simulation for everyone else to see. The other people should also run Stellarium; they will need to switch back and forth between their instance of Stellarium, </text:span><text:span text:style-name="T34">Zoom, and their version of this document</text:span><text:span text:style-name="T32">. (Adapt this process as needed based on what technology your group has – if someone has multiple monitors or devices, for instance, make use of that!)</text:span></text:p>
      <text:p text:style-name="P40"/>
      <text:p text:style-name="P40"><text:soft-page-break/><text:span text:style-name="T22">Set the time and location to your current time </text:span><text:span text:style-name="T32">and location</text:span><text:span text:style-name="T22">. (It may automatically be set for you.) Then</text:span> turn off the atmosphere so you can see the stars even during the daytime. (There is a<text:span text:style-name="T21">n icon at the bottom to do this. If you are on the standalone version, you can </text:span>use the hotkey A). <text:span text:style-name="T23">Next, turn </text:span><text:span text:style-name="T6">on</text:span><text:span text:style-name="T12"> the “azimuthal grid”. This will make it easier to relate what you see on your screen to the real sky. (The hotkey for this in the standalone version of Stellarium is Z.)</text:span></text:p>
      <text:p text:style-name="P27"/>
      <text:p text:style-name="P28">Practice moving around the sky in Stellarium using the mouse, and zooming in and out. If either the Sun or the Moon is visible above the horizon in Stellarium, find it. If neither object is visible (this will happen if you are doing an early evening lab, perhaps), see if you can find Jupiter in the southeastern sky. </text:p>
      <text:p text:style-name="P14"/>
      <text:p text:style-name="P18">Each member of the group should share what their sky looks like at the current time. Depending on where you are in the world, this may be quite different for different people! Describe what objects are in your sky and where they are in the sky (e.g. “high in the northern sky”):</text:p>
      <text:p text:style-name="P30"/>
      <text:p text:style-name="P29">If you can’t see any of these objects, point your view to the East and advance time until one of them rises above the horizon. To advance time in the web version of Stellarium, click on the timer in the bottom right and use the arrows <text:span text:style-name="T23">to advance time one hour at a time</text:span>. To advance time in the standalone version, press F5 to bring up the “date and time” panel. You may also use the hotkeys:</text:p>
      <text:p text:style-name="P29"/>
      <text:list xml:id="list639328592" text:style-name="L1">
        <text:list-item>
          <text:p text:style-name="P59">L makes time go faster</text:p>
        </text:list-item>
        <text:list-item>
          <text:p text:style-name="P59">J makes time go slower</text:p>
        </text:list-item>
        <text:list-item>
          <text:p text:style-name="P59">K makes time pass at real time</text:p>
        </text:list-item>
      </text:list>
      <text:p text:style-name="P19"/>
      <text:p text:style-name="P18"/>
      <table:table table:name="Table21" table:style-name="Table21">
        <table:table-column table:style-name="Table21.A"/>
        <table:table-row table:style-name="Table21.1">
          <table:table-cell table:style-name="Table21.A1" office:value-type="string">
            <text:p text:style-name="P52"/>
          </table:table-cell>
        </table:table-row>
      </table:table>
      <text:p text:style-name="P15"/>
      <text:p text:style-name="P28"/>
      <text:p text:style-name="P28"/>
      <text:p text:style-name="P32"><text:span text:style-name="T23">Then, let’s practice relating the motions of things in the simulated sky to the real one. </text:span><text:span text:style-name="T32">One person should share their screen from the </text:span><text:span text:style-name="T6">standalone</text:span><text:span text:style-name="T12"> version of Stellarium. Speed time up so that you can see the motion of the stars, and point your camera to the north. You should see the celestial sphere rotating around Polaris. Your group should choose a bright star near Polaris – for instance, Kochab. (You can find any object in Stellarium by typing Ctrl-F and typing its name.)</text:span></text:p>
      <text:p text:style-name="P17"/>
      <text:p text:style-name="P31"><text:span text:style-name="T10">Then, </text:span><text:span text:style-name="T16">switch back to the “</text:span><text:span text:style-name="T19">gallery” view in Zoom</text:span><text:span text:style-name="T16">, so that you are all watching each other. Everyone should together</text:span><text:span text:style-name="T10"> stand up and trace the motion of your star in the</text:span><text:span text:style-name="T5"> real</text:span><text:span text:style-name="T10"> sky with your fingers. The idea here is to relate three things together: the motion you see on the screen in </text:span><text:span text:style-name="T5">Stellarium</text:span><text:span text:style-name="T10">, a description in </text:span><text:span text:style-name="T5">words</text:span><text:span text:style-name="T10"> of the motion of the star, and then the actual motion in the </text:span><text:span text:style-name="T5">real</text:span><text:span text:style-name="T10"> sky.</text:span></text:p>
      <text:p text:style-name="P17"/>
      <text:p text:style-name="P17">Describe in words how Kochab moves over the course of one day.</text:p>
      <table:table table:name="Table8" table:style-name="Table8">
        <table:table-column table:style-name="Table8.A"/>
        <table:table-row table:style-name="Table8.1">
          <table:table-cell table:style-name="Table8.A1" office:value-type="string">
            <text:p text:style-name="P44"/>
          </table:table-cell>
        </table:table-row>
      </table:table>
      <text:p text:style-name="P11"/>
      <text:p text:style-name="P17"/>
      <text:p text:style-name="P32"><text:span text:style-name="T12">Now, look to the east </text:span><text:span text:style-name="T16">in Stellarium </text:span><text:span text:style-name="T12">and wait for the Sun to rise. Watch several simulated days. How does the Sun move in the sky?</text:span></text:p>
      <text:p text:style-name="P17"><text:soft-page-break/></text:p>
      <text:p text:style-name="P32"><text:span text:style-name="T12">Again, everyone in your group should trace the motion of the </text:span><text:span text:style-name="T6">real</text:span><text:span text:style-name="T12"> Sun in the sky with your fingers. </text:span></text:p>
      <text:p text:style-name="P17"/>
      <text:p text:style-name="P17">Describe in words how the Sun moves in the sky from sunrise to sunset. After it rises, where does it go? Does it move straight overhead to the zenith, or does it go somewhere else?</text:p>
      <text:p text:style-name="P17"/>
      <text:p text:style-name="P11"/>
      <table:table table:name="Table7" table:style-name="Table7">
        <table:table-column table:style-name="Table7.A"/>
        <table:table-row table:style-name="Table7.1">
          <table:table-cell table:style-name="Table7.A1" office:value-type="string">
            <text:p text:style-name="P44"/>
          </table:table-cell>
        </table:table-row>
      </table:table>
      <text:p text:style-name="P11"/>
      <text:p text:style-name="P17"/>
      <text:p text:style-name="P31"><text:span text:style-name="T10">When you’ve finished this, call your TA</text:span><text:span text:style-name="T13"> </text:span><text:span text:style-name="T10">over </text:span><text:span text:style-name="T17">to your breakout session. One person should share their Stellarium screen with them and someone else should narrate how the Sun moves in the sky (“It’s rising over the Eastern horizon…” – and then describe how else it moves.)</text:span></text:p>
      <text:p text:style-name="P20"/>
      <text:p text:style-name="P11"/>
      <table:table table:name="Table9" table:style-name="Table9">
        <table:table-column table:style-name="Table9.A"/>
        <table:table-row table:style-name="Table9.1">
          <table:table-cell table:style-name="Table9.A1" office:value-type="string">
            <text:p text:style-name="P45"/>
          </table:table-cell>
        </table:table-row>
      </table:table>
      <text:p text:style-name="P12"/>
      <text:p text:style-name="P21"/>
      <text:p text:style-name="P20"/>
      <text:p text:style-name="P33"><text:span text:style-name="T24">Now, s</text:span>et your location to the equator (You can either find a location at the equator, or just</text:p>
      <text:p text:style-name="Standard">set the latitude to 0). At the equator, where do the stars rise? Where do they set?</text:p>
      <text:p text:style-name="Standard"/>
      <text:p text:style-name="Standard">At the equator, is the N<text:span text:style-name="T24">orth Celestial Pole</text:span> <text:span text:style-name="T24">(NCP) </text:span>visible? What about the SCP (South Celestial Pole)?</text:p>
      <text:p text:style-name="Standard">Where can they be found?</text:p>
      <text:p text:style-name="Standard"/>
      <text:p text:style-name="P8"/>
      <table:table table:name="Table10" table:style-name="Table10">
        <table:table-column table:style-name="Table10.A"/>
        <table:table-row table:style-name="Table10.1">
          <table:table-cell table:style-name="Table10.A1" office:value-type="string">
            <text:p text:style-name="P45"/>
          </table:table-cell>
        </table:table-row>
      </table:table>
      <text:p text:style-name="P12"/>
      <text:p text:style-name="Standard"/>
      <text:p text:style-name="Standard"><text:span text:style-name="T24">Now, s</text:span>et your location to the North Pole (latitude of 90◦ ). Where do the stars rise and set</text:p>
      <text:p text:style-name="Standard">here? Can you see the NCP or SCP?</text:p>
      <text:p text:style-name="Standard"/>
      <text:p text:style-name="Standard"/>
      <table:table table:name="Table11" table:style-name="Table11">
        <table:table-column table:style-name="Table11.A"/>
        <table:table-row table:style-name="Table11.1">
          <table:table-cell table:style-name="Table11.A1" office:value-type="string">
            <text:p text:style-name="P45"/>
          </table:table-cell>
        </table:table-row>
      </table:table>
      <text:p text:style-name="P12"/>
      <text:p text:style-name="Standard"/>
      <text:p text:style-name="P2"><text:span text:style-name="T26">Part 3:</text:span><text:span text:style-name="T25"> Motion Of The Sun </text:span><text:span text:style-name="T26">at Different Times of Year</text:span></text:p>
      <text:p text:style-name="Standard"/>
      <text:p text:style-name="P35"><text:span text:style-name="T28">Each person should do the following on their own laptop, if possible – talk to each other while you’re doing it, though, and discuss what you are seeing! </text:span><text:span text:style-name="T33">Sharing screens will help a lot here. You won’t need your webcams again, so you can turn them off.</text:span></text:p>
      <text:p text:style-name="P35"/>
      <text:p text:style-name="P35"><text:soft-page-break/><text:span text:style-name="T35">Set your location to the city you are in</text:span>, and set the time to be 6am on September 21, 20<text:span text:style-name="T24">20</text:span>. Advance time (remember you can speed up time!) until the Sun is at its highest point in the sky; that is, it’s at its the highest it ever gets above the ground. </text:p>
      <text:p text:style-name="P33"/>
      <text:p text:style-name="P33">When the Sun is at its highest point, where is it (North, South<text:span text:style-name="T27">e</text:span>ast, etc.)? <text:span text:style-name="T27">This should happen near noon.</text:span></text:p>
      <text:p text:style-name="P34"/>
      <table:table table:name="Table12" table:style-name="Table12">
        <table:table-column table:style-name="Table12.A"/>
        <table:table-row table:style-name="Table12.1">
          <table:table-cell table:style-name="Table12.A1" office:value-type="string">
            <text:p text:style-name="P46"/>
          </table:table-cell>
        </table:table-row>
      </table:table>
      <text:p text:style-name="P13"/>
      <text:p text:style-name="P5">How<text:span text:style-name="T10"> high is it at this highest point? You can give your answer in “degrees above the horizon”. Stellarium will tell you this: if you still have the azimuthal grid turned on (press Z), the lines running across the sky are labeled.</text:span></text:p>
      <text:p text:style-name="P22"/>
      <text:p text:style-name="P34"/>
      <table:table table:name="Table13" table:style-name="Table13">
        <table:table-column table:style-name="Table13.A"/>
        <table:table-row table:style-name="Table13.1">
          <table:table-cell table:style-name="Table13.A1" office:value-type="string">
            <text:p text:style-name="P46"/>
          </table:table-cell>
        </table:table-row>
      </table:table>
      <text:p text:style-name="P13"/>
      <text:p text:style-name="Standard"><text:span text:style-name="T27">Stop time (press K) when</text:span> the Sun <text:span text:style-name="T27">is </text:span>at its highest point in the sky. advance time forward by 1 solar day</text:p>
      <text:p text:style-name="Standard">(Hotkey =) many times. </text:p>
      <text:p text:style-name="Standard"/>
      <text:p text:style-name="Standard"><text:line-break/>Continue adding solar days until the Sun is at its <text:span text:style-name="T27">lowest</text:span> point <text:span text:style-name="T27">at noon </text:span>during the year.<text:line-break/></text:p>
      <text:p text:style-name="Standard">Around what date does this occur? What is the date for when the Sun is at its <text:span text:style-name="T27">highest</text:span> point <text:span text:style-name="T27">at noon</text:span>? Are these days special in some other way?</text:p>
      <text:p text:style-name="Standard"/>
      <table:table table:name="Table14" table:style-name="Table14">
        <table:table-column table:style-name="Table14.A" table:number-columns-repeated="3"/>
        <table:table-column table:style-name="Table14.D"/>
        <table:table-row table:style-name="TableLine94114237403568">
          <table:table-cell table:style-name="Table14.A1" office:value-type="string">
            <text:p text:style-name="P47">Date Sun is lowest at noon</text:p>
          </table:table-cell>
          <table:table-cell table:style-name="Table14.A1" office:value-type="string">
            <text:p text:style-name="P47">Height of Sun (deg)</text:p>
          </table:table-cell>
          <table:table-cell table:style-name="Table14.A1" office:value-type="string">
            <text:p text:style-name="P47">Date Sun is highest at noon</text:p>
          </table:table-cell>
          <table:table-cell table:style-name="Table14.A1" office:value-type="string">
            <text:p text:style-name="P47">Height of Sun (deg)</text:p>
          </table:table-cell>
        </table:table-row>
        <table:table-row table:style-name="Table14.2">
          <table:table-cell table:style-name="Table14.A1" office:value-type="string">
            <text:p text:style-name="P48"/>
          </table:table-cell>
          <table:table-cell table:style-name="Table14.A1" office:value-type="string">
            <text:p text:style-name="P48"/>
          </table:table-cell>
          <table:table-cell table:style-name="Table14.A1" office:value-type="string">
            <text:p text:style-name="P48"/>
          </table:table-cell>
          <table:table-cell table:style-name="Table14.A1" office:value-type="string">
            <text:p text:style-name="Table_20_Contents"/>
          </table:table-cell>
        </table:table-row>
      </table:table>
      <text:p text:style-name="Standard"/>
      <text:p text:style-name="Standard"/>
      <text:p text:style-name="P23"/>
      <text:p text:style-name="Standard"/>
      <text:p text:style-name="Standard"/>
      <text:p text:style-name="P6">Something similar to this next section is on Project 2. If you have time, you should do the following in lab, while you have someone around to help you. It’ll be useful for your project!</text:p>
      <text:p text:style-name="Standard"/>
      <text:p text:style-name="P3"><text:span text:style-name="T28">Part 4: </text:span>The Sun And The Zodiac</text:p>
      <text:p text:style-name="Standard"/>
      <text:p text:style-name="P36">Keeping yourself in Syracuse New York, set the date to August 20, 20<text:span text:style-name="T29">20</text:span>, and <text:span text:style-name="T29">advance time to the day</text:span> so that you can see the Sun. Turn off the atmosphere, and turn on Constellation Lines, <text:span text:style-name="T29">Constellation Art,</text:span> and Constellation Labels. What constellation is the Sun in? </text:p>
      <text:p text:style-name="P36"/>
      <table:table table:name="Table15" table:style-name="Table15">
        <table:table-column table:style-name="Table15.A"/>
        <table:table-row table:style-name="Table15.1">
          <table:table-cell table:style-name="Table15.A1" office:value-type="string">
            <text:p text:style-name="P49"/>
          </table:table-cell>
        </table:table-row>
      </table:table>
      <text:p text:style-name="P36"><text:span text:style-name="T29">Let’s investigate how the Sun moves relative to the stars in </text:span><text:span text:style-name="T7">one </text:span><text:span text:style-name="T14">day. </text:span><text:span text:style-name="T10">Speed</text:span> up the rate of time so that you can see the stars <text:span text:style-name="T29">and the Sun </text:span>move. Follow the Sun as it moves (you can click on the Sun to select <text:soft-page-break/>it, then hit the spacebar to follow it); over the course of a single day, does the Sun ever leave the constellation it was in in your previous answer?</text:p>
      <text:p text:style-name="P36"/>
      <text:p text:style-name="P36"/>
      <table:table table:name="Table16" table:style-name="Table16">
        <table:table-column table:style-name="Table16.A"/>
        <table:table-row table:style-name="Table16.1">
          <table:table-cell table:style-name="Table16.A1" office:value-type="string">
            <text:p text:style-name="P49"/>
          </table:table-cell>
        </table:table-row>
      </table:table>
      <text:p text:style-name="P36"/>
      <text:p text:style-name="P37">Now, stop time by hitting “K”, and <text:span text:style-name="T30">advance one </text:span><text:span text:style-name="T15">solar day at a time by hitting “=” or using the date panel.</text:span></text:p>
      <text:p text:style-name="Standard"/>
      <text:p text:style-name="Standard">Keep allowing time to advance until the Sun is very clearly in a new constellation. About how long did it take the Sun to change constellations?</text:p>
      <text:p text:style-name="P38"/>
      <table:table table:name="Table17" table:style-name="Table17">
        <table:table-column table:style-name="Table17.A"/>
        <table:table-row table:style-name="Table17.1">
          <table:table-cell table:style-name="Table17.A1" office:value-type="string">
            <text:p text:style-name="P50"/>
          </table:table-cell>
        </table:table-row>
      </table:table>
      <text:p text:style-name="P38"/>
      <text:p text:style-name="P38"><text:span text:style-name="T30">C</text:span>ontinue adding <text:span text:style-name="T30">s</text:span>olar days, and watch the stars behind the Sun. Does the background stay fixed, or appear to move?</text:p>
      <text:p text:style-name="P38"/>
      <table:table table:name="Table18" table:style-name="Table18">
        <table:table-column table:style-name="Table18.A"/>
        <table:table-row table:style-name="Table18.1">
          <table:table-cell table:style-name="Table18.A1" office:value-type="string">
            <text:p text:style-name="P50"/>
          </table:table-cell>
        </table:table-row>
      </table:table>
      <text:p text:style-name="P38"/>
      <text:p text:style-name="P39">Remember that in the <text:span text:style-name="T31">c</text:span>elestial <text:span text:style-name="T31">s</text:span>phere model, the objects in the sky all exist on one single celestial sphere. Based on your answer to the previous question, do you think some of the objects on the sphere can move along it, or are they all fixed in place? </text:p>
      <text:p text:style-name="P39"/>
      <text:p text:style-name="P39">If they can move, what other objects might be able to move along the sphere? </text:p>
      <text:p text:style-name="Standard"/>
      <text:p text:style-name="P6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3T17:12:35.244121099</meta:creation-date>
    <dc:date>2021-09-10T19:55:40.391271680</dc:date>
    <meta:editing-duration>PT37M47S</meta:editing-duration>
    <meta:editing-cycles>5</meta:editing-cycles>
    <meta:generator>LibreOffice/6.4.7.2$Linux_X86_64 LibreOffice_project/40$Build-2</meta:generator>
    <meta:document-statistic meta:table-count="17" meta:image-count="0" meta:object-count="0" meta:page-count="6" meta:paragraph-count="67" meta:word-count="1896" meta:character-count="10255" meta:non-whitespace-character-count="8412"/>
  </office:meta>
</office:document-meta>
</file>